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f5ec" officeooo:paragraph-rsid="001df5e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58fa" officeooo:paragraph-rsid="001e58f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df5ec" officeooo:paragraph-rsid="001df5ec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fo:font-weight="normal" officeooo:rsid="001e58fa" officeooo:paragraph-rsid="001e58fa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officeooo:rsid="001f48b4" officeooo:paragraph-rsid="001f48b4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fb089" officeooo:paragraph-rsid="001fb089" style:font-weight-asian="normal" style:font-weight-complex="normal"/>
    </style:style>
    <style:style style:name="T1" style:family="text">
      <style:text-properties officeooo:rsid="001f48b4"/>
    </style:style>
    <style:style style:name="T2" style:family="text">
      <style:text-properties officeooo:rsid="001fb0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uesta de proyecto</text:p>
      <text:p text:style-name="P2"/>
      <text:p text:style-name="P3">Jonathan Arcos Ayala y Allan Ulises Zepeda Ibarra</text:p>
      <text:p text:style-name="P3"/>
      <text:p text:style-name="P3">Descripcion del proyecto:</text:p>
      <text:p text:style-name="P3"/>
      <text:list xml:id="list1239963782182146969" text:style-name="L2">
        <text:list-item>
          <text:p text:style-name="P4">La aplicación que se tiene pensada es un excel colaborativo. En este se tiene diferentes proyectos que cualquier usuario puede crear o añadirse a uno ya creado, dentro de estos proyectos tenemos una oja de calculo con las operaciones basicas (suma, resta, multiplicacion y divicion). <text:span text:style-name="T1">En esta hoja de calculo se muestra que usuario esta editando que celda y las modificaciones que se van haciendo en el momento que se hacen.</text:span></text:p>
          <text:list>
            <text:list-item>
              <text:p text:style-name="P5">Tecnologias a usar:</text:p>
              <text:list>
                <text:list-item>
                  <text:p text:style-name="P5">Java como lenguaje de programacion</text:p>
                </text:list-item>
                <text:list-item>
                  <text:p text:style-name="P5">Kryonet como comunicación entre sockets</text:p>
                </text:list-item>
              </text:list>
            </text:list-item>
          </text:list>
        </text:list-item>
        <text:list-item>
          <text:p text:style-name="P5">Justificacion: <text:span text:style-name="T2">Creemos que es candidata a un proyecto final, por que hace uso de diferentes temas del curso y por que actualmente el uso de aplicaciones cooperativas se esta aciendo mas comun en la internet.</text:span></text:p>
        </text:list-item>
        <text:list-item>
          <text:p text:style-name="P6">Temas a utilizar: Sockets no bloquantes, sockets bloqueantes, hilos.</text:p>
        </text:list-item>
        <text:list-item>
          <text:p text:style-name="P6">Nombre:???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46:37.332941896</meta:creation-date>
    <dc:date>2016-04-26T15:51:59.067765572</dc:date>
    <meta:editing-duration>PT10M15S</meta:editing-duration>
    <meta:editing-cycles>1</meta:editing-cycles>
    <meta:document-statistic meta:table-count="0" meta:image-count="0" meta:object-count="0" meta:page-count="1" meta:paragraph-count="10" meta:word-count="150" meta:character-count="904" meta:non-whitespace-character-count="771"/>
    <meta:generator>LibreOffice/4.4.6.3$Linux_x86 LibreOffice_project/40m0$Build-3</meta:generator>
  </office:meta>
</office:document-meta>
</file>